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1.478cm"/>
    </style:style>
    <style:style style:name="co4" style:family="table-column">
      <style:table-column-properties fo:break-before="auto" style:column-width="2.02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geral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amanh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s</text:p>
          </table:table-cell>
          <table:table-cell office:value-type="string" calcext:value-type="string">
            <text:p>Tp</text:p>
          </table:table-cell>
          <table:table-cell office:value-type="string" calcext:value-type="string">
            <text:p>Aceleração</text:p>
          </table:table-cell>
          <table:table-cell office:value-type="string" calcext:value-type="string">
            <text:p>Eficiencia</text:p>
          </table:table-cell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1" calcext:value-type="float">
            <text:p>1</text:p>
          </table:table-cell>
          <table:table-cell table:formula="of:=[$resultados.A$3]" office:value-type="float" office:value="0.505942333333333" calcext:value-type="float">
            <text:p>0,505942333333333</text:p>
          </table:table-cell>
          <table:table-cell table:formula="of:=[$resultados.D3]" office:value-type="float" office:value="0.486727" calcext:value-type="float">
            <text:p>0,486727</text:p>
          </table:table-cell>
          <table:table-cell table:formula="of:=[.C2]/[.D2]" office:value-type="float" office:value="1.03947866737069" calcext:value-type="float">
            <text:p>1,03947866737069</text:p>
          </table:table-cell>
          <table:table-cell table:formula="of:=[.E2]/[.B2]" office:value-type="float" office:value="1.03947866737069" calcext:value-type="float">
            <text:p>1,03947866737069</text:p>
          </table:table-cell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2" calcext:value-type="float">
            <text:p>2</text:p>
          </table:table-cell>
          <table:table-cell table:formula="of:=[$resultados.A$3]" office:value-type="float" office:value="0.505942333333333" calcext:value-type="float">
            <text:p>0,505942333333333</text:p>
          </table:table-cell>
          <table:table-cell table:formula="of:=[$resultados.D4]" office:value-type="float" office:value="0.238479333333333" calcext:value-type="float">
            <text:p>0,238479333333333</text:p>
          </table:table-cell>
          <table:table-cell table:formula="of:=[.C3]/[.D3]" office:value-type="float" office:value="2.12153533919082" calcext:value-type="float">
            <text:p>2,12153533919082</text:p>
          </table:table-cell>
          <table:table-cell table:formula="of:=[.E3]/[.B3]" office:value-type="float" office:value="1.06076766959541" calcext:value-type="float">
            <text:p>1,06076766959541</text:p>
          </table:table-cell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4" calcext:value-type="float">
            <text:p>4</text:p>
          </table:table-cell>
          <table:table-cell table:formula="of:=[$resultados.A$3]" office:value-type="float" office:value="0.505942333333333" calcext:value-type="float">
            <text:p>0,505942333333333</text:p>
          </table:table-cell>
          <table:table-cell table:formula="of:=[$resultados.D5]" office:value-type="float" office:value="0.129996666666667" calcext:value-type="float">
            <text:p>0,129996666666667</text:p>
          </table:table-cell>
          <table:table-cell table:formula="of:=[.C4]/[.D4]" office:value-type="float" office:value="3.89196389651017" calcext:value-type="float">
            <text:p>3,89196389651017</text:p>
          </table:table-cell>
          <table:table-cell table:formula="of:=[.E4]/[.B4]" office:value-type="float" office:value="0.972990974127542" calcext:value-type="float">
            <text:p>0,972990974127542</text:p>
          </table:table-cell>
        </table:table-row>
        <table:table-row table:style-name="ro1">
          <table:table-cell office:value-type="string" calcext:value-type="string">
            <text:p>500x500</text:p>
          </table:table-cell>
          <table:table-cell office:value-type="float" office:value="8" calcext:value-type="float">
            <text:p>8</text:p>
          </table:table-cell>
          <table:table-cell table:formula="of:=[$resultados.A$3]" office:value-type="float" office:value="0.505942333333333" calcext:value-type="float">
            <text:p>0,505942333333333</text:p>
          </table:table-cell>
          <table:table-cell table:formula="of:=[$resultados.D6]" office:value-type="float" office:value="0.102675" calcext:value-type="float">
            <text:p>0,102675</text:p>
          </table:table-cell>
          <table:table-cell table:formula="of:=[.C5]/[.D5]" office:value-type="float" office:value="4.9276097719341" calcext:value-type="float">
            <text:p>4,9276097719341</text:p>
          </table:table-cell>
          <table:table-cell table:formula="of:=[.E5]/[.B5]" office:value-type="float" office:value="0.615951221491762" calcext:value-type="float">
            <text:p>0,615951221491762</text:p>
          </table:table-cell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1" calcext:value-type="float">
            <text:p>1</text:p>
          </table:table-cell>
          <table:table-cell table:formula="of:=[$resultados.A$4]" office:value-type="float" office:value="4.498726" calcext:value-type="float">
            <text:p>4,498726</text:p>
          </table:table-cell>
          <table:table-cell table:formula="of:=[$resultados.D7]" office:value-type="float" office:value="4.15281833333333" calcext:value-type="float">
            <text:p>4,15281833333333</text:p>
          </table:table-cell>
          <table:table-cell table:formula="of:=[.C6]/[.D6]" office:value-type="float" office:value="1.08329467819244" calcext:value-type="float">
            <text:p>1,08329467819244</text:p>
          </table:table-cell>
          <table:table-cell table:formula="of:=[.E6]/[.B6]" office:value-type="float" office:value="1.08329467819244" calcext:value-type="float">
            <text:p>1,08329467819244</text:p>
          </table:table-cell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2" calcext:value-type="float">
            <text:p>2</text:p>
          </table:table-cell>
          <table:table-cell table:formula="of:=[$resultados.A$4]" office:value-type="float" office:value="4.498726" calcext:value-type="float">
            <text:p>4,498726</text:p>
          </table:table-cell>
          <table:table-cell table:formula="of:=[$resultados.D8]" office:value-type="float" office:value="1.98855066666667" calcext:value-type="float">
            <text:p>1,98855066666667</text:p>
          </table:table-cell>
          <table:table-cell table:formula="of:=[.C7]/[.D7]" office:value-type="float" office:value="2.26231399350817" calcext:value-type="float">
            <text:p>2,26231399350817</text:p>
          </table:table-cell>
          <table:table-cell table:formula="of:=[.E7]/[.B7]" office:value-type="float" office:value="1.13115699675408" calcext:value-type="float">
            <text:p>1,13115699675408</text:p>
          </table:table-cell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4" calcext:value-type="float">
            <text:p>4</text:p>
          </table:table-cell>
          <table:table-cell table:formula="of:=[$resultados.A$4]" office:value-type="float" office:value="4.498726" calcext:value-type="float">
            <text:p>4,498726</text:p>
          </table:table-cell>
          <table:table-cell table:formula="of:=[$resultados.D9]" office:value-type="float" office:value="0.999451333333333" calcext:value-type="float">
            <text:p>0,999451333333333</text:p>
          </table:table-cell>
          <table:table-cell table:formula="of:=[.C8]/[.D8]" office:value-type="float" office:value="4.5011956560166" calcext:value-type="float">
            <text:p>4,5011956560166</text:p>
          </table:table-cell>
          <table:table-cell table:formula="of:=[.E8]/[.B8]" office:value-type="float" office:value="1.12529891400415" calcext:value-type="float">
            <text:p>1,12529891400415</text:p>
          </table:table-cell>
        </table:table-row>
        <table:table-row table:style-name="ro1">
          <table:table-cell office:value-type="string" calcext:value-type="string">
            <text:p>1000x1000</text:p>
          </table:table-cell>
          <table:table-cell office:value-type="float" office:value="8" calcext:value-type="float">
            <text:p>8</text:p>
          </table:table-cell>
          <table:table-cell table:formula="of:=[$resultados.A$4]" office:value-type="float" office:value="4.498726" calcext:value-type="float">
            <text:p>4,498726</text:p>
          </table:table-cell>
          <table:table-cell table:formula="of:=[$resultados.D10]" office:value-type="float" office:value="0.790292666666667" calcext:value-type="float">
            <text:p>0,790292666666667</text:p>
          </table:table-cell>
          <table:table-cell table:formula="of:=[.C9]/[.D9]" office:value-type="float" office:value="5.69248101336298" calcext:value-type="float">
            <text:p>5,69248101336298</text:p>
          </table:table-cell>
          <table:table-cell table:formula="of:=[.E9]/[.B9]" office:value-type="float" office:value="0.711560126670373" calcext:value-type="float">
            <text:p>0,711560126670373</text:p>
          </table:table-cell>
        </table:table-row>
        <table:table-row table:style-name="ro1">
          <table:table-cell office:value-type="string" calcext:value-type="string">
            <text:p>2000x2000</text:p>
          </table:table-cell>
          <table:table-cell office:value-type="float" office:value="1" calcext:value-type="float">
            <text:p>1</text:p>
          </table:table-cell>
          <table:table-cell table:formula="of:=[$resultados.A$5]" office:value-type="float" office:value="54.1862383333333" calcext:value-type="float">
            <text:p>54,1862383333333</text:p>
          </table:table-cell>
          <table:table-cell table:formula="of:=[$resultados.D11]" office:value-type="float" office:value="54.5531286666667" calcext:value-type="float">
            <text:p>54,5531286666667</text:p>
          </table:table-cell>
          <table:table-cell table:formula="of:=[.C10]/[.D10]" office:value-type="float" office:value="0.993274623430397" calcext:value-type="float">
            <text:p>0,993274623430397</text:p>
          </table:table-cell>
          <table:table-cell table:formula="of:=[.E10]/[.B10]" office:value-type="float" office:value="0.993274623430397" calcext:value-type="float">
            <text:p>0,993274623430397</text:p>
          </table:table-cell>
        </table:table-row>
        <table:table-row table:style-name="ro1">
          <table:table-cell office:value-type="string" calcext:value-type="string">
            <text:p>2000x2000</text:p>
          </table:table-cell>
          <table:table-cell office:value-type="float" office:value="2" calcext:value-type="float">
            <text:p>2</text:p>
          </table:table-cell>
          <table:table-cell table:formula="of:=[$resultados.A$5]" office:value-type="float" office:value="54.1862383333333" calcext:value-type="float">
            <text:p>54,1862383333333</text:p>
          </table:table-cell>
          <table:table-cell table:formula="of:=[$resultados.D12]" office:value-type="float" office:value="26.9431333333333" calcext:value-type="float">
            <text:p>26,9431333333333</text:p>
          </table:table-cell>
          <table:table-cell table:formula="of:=[.C11]/[.D11]" office:value-type="float" office:value="2.01113351082651" calcext:value-type="float">
            <text:p>2,01113351082651</text:p>
          </table:table-cell>
          <table:table-cell table:formula="of:=[.E11]/[.B11]" office:value-type="float" office:value="1.00556675541325" calcext:value-type="float">
            <text:p>1,00556675541325</text:p>
          </table:table-cell>
        </table:table-row>
        <table:table-row table:style-name="ro1">
          <table:table-cell office:value-type="string" calcext:value-type="string">
            <text:p>2000x2000</text:p>
          </table:table-cell>
          <table:table-cell office:value-type="float" office:value="4" calcext:value-type="float">
            <text:p>4</text:p>
          </table:table-cell>
          <table:table-cell table:formula="of:=[$resultados.A$5]" office:value-type="float" office:value="54.1862383333333" calcext:value-type="float">
            <text:p>54,1862383333333</text:p>
          </table:table-cell>
          <table:table-cell table:formula="of:=[$resultados.D13]" office:value-type="float" office:value="13.888222" calcext:value-type="float">
            <text:p>13,888222</text:p>
          </table:table-cell>
          <table:table-cell table:formula="of:=[.C12]/[.D12]" office:value-type="float" office:value="3.9015964990575" calcext:value-type="float">
            <text:p>3,9015964990575</text:p>
          </table:table-cell>
          <table:table-cell table:formula="of:=[.E12]/[.B12]" office:value-type="float" office:value="0.975399124764375" calcext:value-type="float">
            <text:p>0,975399124764375</text:p>
          </table:table-cell>
        </table:table-row>
        <table:table-row table:style-name="ro1">
          <table:table-cell office:value-type="string" calcext:value-type="string">
            <text:p>2000x2000</text:p>
          </table:table-cell>
          <table:table-cell office:value-type="float" office:value="8" calcext:value-type="float">
            <text:p>8</text:p>
          </table:table-cell>
          <table:table-cell table:formula="of:=[$resultados.A$5]" office:value-type="float" office:value="54.1862383333333" calcext:value-type="float">
            <text:p>54,1862383333333</text:p>
          </table:table-cell>
          <table:table-cell table:formula="of:=[$resultados.D14]" office:value-type="float" office:value="9.98762166666667" calcext:value-type="float">
            <text:p>9,98762166666667</text:p>
          </table:table-cell>
          <table:table-cell table:formula="of:=[.C13]/[.D13]" office:value-type="float" office:value="5.42533949941035" calcext:value-type="float">
            <text:p>5,42533949941035</text:p>
          </table:table-cell>
          <table:table-cell table:formula="of:=[.E13]/[.B13]" office:value-type="float" office:value="0.678167437426294" calcext:value-type="float">
            <text:p>0,678167437426294</text:p>
          </table:table-cell>
        </table:table-row>
      </table:table>
      <table:table table:name="resultados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Sequencial</text:p>
          </table:table-cell>
          <table:table-cell table:number-columns-repeated="2"/>
          <table:table-cell office:value-type="string" calcext:value-type="string">
            <text:p>Concorren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Dimensões</text:p>
          </table:table-cell>
          <table:table-cell/>
          <table:table-cell office:value-type="string" calcext:value-type="string">
            <text:p>Temp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Dimensões</text:p>
          </table:table-cell>
        </table:table-row>
        <table:table-row table:style-name="ro1">
          <table:table-cell table:formula="of:=AVERAGE([$amostras.A2:.A4])" office:value-type="float" office:value="0.505942333333333" calcext:value-type="float">
            <text:p>0,505942333333333</text:p>
          </table:table-cell>
          <table:table-cell office:value-type="string" calcext:value-type="string">
            <text:p>500x500</text:p>
          </table:table-cell>
          <table:table-cell/>
          <table:table-cell table:formula="of:=AVERAGE([$amostras.A5:.A7])" office:value-type="float" office:value="0.486727" calcext:value-type="float">
            <text:p>0,4867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table:formula="of:=AVERAGE([$amostras.A17:.A19])" office:value-type="float" office:value="4.498726" calcext:value-type="float">
            <text:p>4,498726</text:p>
          </table:table-cell>
          <table:table-cell office:value-type="string" calcext:value-type="string">
            <text:p>1000x1000</text:p>
          </table:table-cell>
          <table:table-cell/>
          <table:table-cell table:formula="of:=AVERAGE([$amostras.A8:.A10])" office:value-type="float" office:value="0.238479333333333" calcext:value-type="float">
            <text:p>0,2384793333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table:formula="of:=AVERAGE([$amostras.A32:.A34])" office:value-type="float" office:value="54.1862383333333" calcext:value-type="float">
            <text:p>54,1862383333333</text:p>
          </table:table-cell>
          <table:table-cell office:value-type="string" calcext:value-type="string">
            <text:p>2000x2000</text:p>
          </table:table-cell>
          <table:table-cell/>
          <table:table-cell table:formula="of:=AVERAGE([$amostras.A11:.A13])" office:value-type="float" office:value="0.129996666666667" calcext:value-type="float">
            <text:p>0,1299966666666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table:number-columns-repeated="3"/>
          <table:table-cell table:formula="of:=AVERAGE([$amostras.A14:.A16])" office:value-type="float" office:value="0.102675" calcext:value-type="float">
            <text:p>0,10267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table:number-columns-repeated="3"/>
          <table:table-cell table:formula="of:=AVERAGE([$amostras.A20:.A22])" office:value-type="float" office:value="4.15281833333333" calcext:value-type="float">
            <text:p>4,152818333333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table:number-columns-repeated="3"/>
          <table:table-cell table:formula="of:=AVERAGE([$amostras.A23:.A25])" office:value-type="float" office:value="1.98855066666667" calcext:value-type="float">
            <text:p>1,9885506666666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table:number-columns-repeated="3"/>
          <table:table-cell table:formula="of:=AVERAGE([$amostras.A26:.A28])" office:value-type="float" office:value="0.999451333333333" calcext:value-type="float">
            <text:p>0,9994513333333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table:number-columns-repeated="3"/>
          <table:table-cell table:formula="of:=AVERAGE([$amostras.A29:.A31])" office:value-type="float" office:value="0.790292666666667" calcext:value-type="float">
            <text:p>0,790292666666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table:number-columns-repeated="3"/>
          <table:table-cell table:formula="of:=AVERAGE([$amostras.A35:.A37])" office:value-type="float" office:value="54.5531286666667" calcext:value-type="float">
            <text:p>54,553128666666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table:number-columns-repeated="3"/>
          <table:table-cell table:formula="of:=AVERAGE([$amostras.A38:.A40])" office:value-type="float" office:value="26.9431333333333" calcext:value-type="float">
            <text:p>26,94313333333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table:number-columns-repeated="3"/>
          <table:table-cell table:formula="of:=AVERAGE([$amostras.A41:.A43])" office:value-type="float" office:value="13.888222" calcext:value-type="float">
            <text:p>13,8882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table:number-columns-repeated="3"/>
          <table:table-cell table:formula="of:=AVERAGE([$amostras.A44:.A46])" office:value-type="float" office:value="9.98762166666667" calcext:value-type="float">
            <text:p>9,98762166666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0x2000</text:p>
          </table:table-cell>
        </table:table-row>
      </table:table>
      <table:table table:name="amostra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empo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amanho</text:p>
          </table:table-cell>
        </table:table-row>
        <table:table-row table:style-name="ro1">
          <table:table-cell office:value-type="float" office:value="0.511132" calcext:value-type="float">
            <text:p>0,51113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492609" calcext:value-type="float">
            <text:p>0,492609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514086" calcext:value-type="float">
            <text:p>0,51408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527746" calcext:value-type="float">
            <text:p>0,52774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473009" calcext:value-type="float">
            <text:p>0,4730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459426" calcext:value-type="float">
            <text:p>0,4594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229857" calcext:value-type="float">
            <text:p>0,2298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247604" calcext:value-type="float">
            <text:p>0,2476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237977" calcext:value-type="float">
            <text:p>0,2379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124229" calcext:value-type="float">
            <text:p>0,1242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140359" calcext:value-type="float">
            <text:p>0,1403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125402" calcext:value-type="float">
            <text:p>0,1254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099169" calcext:value-type="float">
            <text:p>0,0991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099679" calcext:value-type="float">
            <text:p>0,0996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0.109177" calcext:value-type="float">
            <text:p>0,10917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00x500</text:p>
          </table:table-cell>
        </table:table-row>
        <table:table-row table:style-name="ro1">
          <table:table-cell office:value-type="float" office:value="4.345188" calcext:value-type="float">
            <text:p>4,34518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4.642738" calcext:value-type="float">
            <text:p>4,642738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4.508252" calcext:value-type="float">
            <text:p>4,508252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4.221072" calcext:value-type="float">
            <text:p>4,221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4.077475" calcext:value-type="float">
            <text:p>4,0774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4.159908" calcext:value-type="float">
            <text:p>4,1599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2.059557" calcext:value-type="float">
            <text:p>2,05955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1.93821" calcext:value-type="float">
            <text:p>1,938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1.967885" calcext:value-type="float">
            <text:p>1,9678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1.026366" calcext:value-type="float">
            <text:p>1,0263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0.967782" calcext:value-type="float">
            <text:p>0,9677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1.004206" calcext:value-type="float">
            <text:p>1,0042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0.752037" calcext:value-type="float">
            <text:p>0,7520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0.828404" calcext:value-type="float">
            <text:p>0,8284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0.790437" calcext:value-type="float">
            <text:p>0,79043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00x1000</text:p>
          </table:table-cell>
        </table:table-row>
        <table:table-row table:style-name="ro1">
          <table:table-cell office:value-type="float" office:value="54.050324" calcext:value-type="float">
            <text:p>54,05032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53.931954" calcext:value-type="float">
            <text:p>53,93195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54.576437" calcext:value-type="float">
            <text:p>54,576437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54.543487" calcext:value-type="float">
            <text:p>54,54348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54.431666" calcext:value-type="float">
            <text:p>54,43166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54.684233" calcext:value-type="float">
            <text:p>54,6842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27.004459" calcext:value-type="float">
            <text:p>27,00445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26.688804" calcext:value-type="float">
            <text:p>26,68880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27.136137" calcext:value-type="float">
            <text:p>27,13613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13.805256" calcext:value-type="float">
            <text:p>13,8052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13.982252" calcext:value-type="float">
            <text:p>13,9822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13.877158" calcext:value-type="float">
            <text:p>13,8771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10.088346" calcext:value-type="float">
            <text:p>10,0883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9.959968" calcext:value-type="float">
            <text:p>9,9599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0x2000</text:p>
          </table:table-cell>
        </table:table-row>
        <table:table-row table:style-name="ro1">
          <table:table-cell office:value-type="float" office:value="9.914551" calcext:value-type="float">
            <text:p>9,9145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00x2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15T23:21:34.070000000</dc:date>
    <meta:editing-duration>PT16M25S</meta:editing-duration>
    <meta:editing-cycles>6</meta:editing-cycles>
    <meta:generator>LibreOffice/7.6.4.1$Windows_X86_64 LibreOffice_project/e19e193f88cd6c0525a17fb7a176ed8e6a3e2aa1</meta:generator>
    <meta:document-statistic meta:table-count="3" meta:cell-count="265" meta:object-count="0"/>
  </office:meta>
</office:document-meta>
</file>